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monospace" svg:font-family="monospac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Preformatted_20_Text">
      <style:text-properties officeooo:paragraph-rsid="000eb3bc"/>
    </style:style>
    <style:style style:name="P4" style:family="paragraph" style:parent-style-name="Preformatted_20_Text">
      <style:text-properties officeooo:paragraph-rsid="000da7ee"/>
    </style:style>
    <style:style style:name="P5" style:family="paragraph" style:parent-style-name="Preformatted_20_Text">
      <style:text-properties officeooo:paragraph-rsid="0016a597"/>
    </style:style>
    <style:style style:name="P6" style:family="paragraph" style:parent-style-name="Preformatted_20_Text">
      <style:text-properties officeooo:paragraph-rsid="0017ffc8"/>
    </style:style>
    <style:style style:name="P7" style:family="paragraph" style:parent-style-name="Text_20_body">
      <style:text-properties officeooo:paragraph-rsid="000cce6e"/>
    </style:style>
    <style:style style:name="P8" style:family="paragraph" style:parent-style-name="Text_20_body">
      <style:text-properties officeooo:paragraph-rsid="001344e3"/>
    </style:style>
    <style:style style:name="T1" style:family="text">
      <style:text-properties fo:color="#000000" loext:opacity="100%" style:font-name="monospace" fo:background-color="#ffffff" loext:char-shading-value="0"/>
    </style:style>
    <style:style style:name="T2" style:family="text">
      <style:text-properties fo:color="#000000" loext:opacity="100%" style:font-name="monospace" officeooo:rsid="000cce6e" fo:background-color="#ffffff" loext:char-shading-value="0"/>
    </style:style>
    <style:style style:name="T3" style:family="text">
      <style:text-properties fo:color="#000000" loext:opacity="100%" style:font-name="monospace" fo:font-weight="normal" officeooo:rsid="001344e3" fo:background-color="#ffffff" loext:char-shading-value="0" style:font-weight-asian="normal" style:font-weight-complex="normal"/>
    </style:style>
    <style:style style:name="T4" style:family="text">
      <style:text-properties style:font-name="monospace"/>
    </style:style>
    <style:style style:name="T5" style:family="text">
      <style:text-properties style:font-name="monospace" fo:font-weight="normal" officeooo:rsid="001344e3" style:font-weight-asian="normal" style:font-weight-complex="normal"/>
    </style:style>
    <style:style style:name="T6" style:family="text">
      <style:text-properties style:font-name="monospace" fo:font-weight="normal" officeooo:rsid="001483f1" style:font-weight-asian="normal" style:font-weight-complex="normal"/>
    </style:style>
    <style:style style:name="T7" style:family="text">
      <style:text-properties officeooo:rsid="000eb3bc"/>
    </style:style>
    <style:style style:name="T8" style:family="text">
      <style:text-properties officeooo:rsid="001344e3"/>
    </style:style>
    <style:style style:name="T9" style:family="text">
      <style:text-properties fo:font-weight="normal" officeooo:rsid="001344e3" style:font-weight-asian="normal" style:font-weight-complex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Strong_20_Emphasis"><text:span text:style-name="T2">su</text:span></text:span></text:p>
      <text:p text:style-name="P7"><text:span text:style-name="Strong_20_Emphasis"><text:span text:style-name="T1">sudo ndctl disable-namespace n</text:span></text:span><text:span text:style-name="Strong_20_Emphasis"><text:span text:style-name="T4">amespace0.0<text:line-break/></text:span></text:span><text:span text:style-name="Strong_20_Emphasis"><text:span text:style-name="T1">sudo ndctl destroy-namespac</text:span></text:span><text:span text:style-name="Strong_20_Emphasis"><text:span text:style-name="T4">e namespace0.0</text:span></text:span></text:p>
      <text:p text:style-name="P7"><text:span text:style-name="Strong_20_Emphasis"><text:span text:style-name="T4"><text:line-break/></text:span></text:span><text:span text:style-name="Strong_20_Emphasis"><text:span text:style-name="T1">sudo ndctl create-namespace --</text:span></text:span><text:span text:style-name="Strong_20_Emphasis"><text:span text:style-name="T4">mode=devdax --size=2G --region=region0<text:line-break/></text:span></text:span></text:p>
      <text:p text:style-name="P4"><text:span text:style-name="Source_20_Text"># Clean up everything from the last failed build</text:span></text:p>
      <text:p text:style-name="Preformatted_20_Text"><text:span text:style-name="Source_20_Text">make clean</text:span></text:p>
      <text:p text:style-name="Preformatted_20_Text"/>
      <text:p text:style-name="Preformatted_20_Text"><text:span text:style-name="Source_20_Text"># This will now compile all your files correctly and create a new mytam.so</text:span></text:p>
      <text:p text:style-name="Preformatted_20_Text"><text:span text:style-name="Source_20_Text">make</text:span></text:p>
      <text:p text:style-name="Preformatted_20_Text"/>
      <text:p text:style-name="Preformatted_20_Text"><text:span text:style-name="Source_20_Text"># Verify the timestamp has updated!</text:span></text:p>
      <text:p text:style-name="Preformatted_20_Text"><text:span text:style-name="Source_20_Text">ls -l mytam.so</text:span></text:p>
      <text:p text:style-name="Preformatted_20_Text"/>
      <text:p text:style-name="Preformatted_20_Text"><text:span text:style-name="Source_20_Text"/></text:p>
      <text:p text:style-name="Text_20_body"><text:span text:style-name="Strong_20_Emphasis">Step 1: </text:span>irectories.</text:p>
      <text:p text:style-name="P2">code Bash <text:span text:style-name="Strong_20_Emphasis">Install the Extension</text:span><text:line-break/>This command will copy mytam.so, mytam.control, and mytam--1.0.sql into the correct PostgreSQL system d</text:p>
      <text:section text:style-name="Sect1" text:name="cdk-accordion-child-281">
        <text:p text:style-name="P5"><text:span text:style-name="Source_20_Text"><text:s text:c="4"/># This will now install the newly created file</text:span></text:p>
        <text:p text:style-name="P5"><text:span text:style-name="Source_20_Text"><text:s text:c="4"/>sudo make install</text:span></text:p>
        <text:p text:style-name="P5"/>
        <text:p text:style-name="P5"><text:span text:style-name="Source_20_Text"><text:s text:c="4"/># Verify the installed file's timestamp has also updated!</text:span></text:p>
        <text:p text:style-name="P5"><text:span text:style-name="Source_20_Text"><text:s text:c="4"/>ls -l /usr/lib/postgresql/14/lib/mytam.so</text:span></text:p>
        <text:p text:style-name="P6"><text:span text:style-name="Source_20_Text"><text:s text:c="4"/></text:span></text:p>
        <text:p text:style-name="P6"><text:span text:style-name="Source_20_Text"><text:s text:c="4"/>sudo systemctl restart postgresql</text:span></text:p>
        <text:p text:style-name="Preformatted_20_Text"><text:span text:style-name="Source_20_Text"><text:s text:c="4"/>sudo chown postgres:postgres /dev/dax0.0<text:line-break/><text:line-break/></text:span></text:p>
        <text:p text:style-name="P1"><text:s text:c="2"/></text:p>
      </text:section>
      <text:p text:style-name="P8"><text:span text:style-name="Strong_20_Emphasis"><text:span text:style-name="T8">NEW TERMINAL </text:span></text:span><text:span text:style-name="Strong_20_Emphasis"><text:span text:style-name="T9">: <text:line-break/></text:span></text:span><text:span text:style-name="Strong_20_Emphasis"><text:span text:style-name="T3">sudo tail -f /var/log/postgresql/postgr</text:span></text:span><text:span text:style-name="Strong_20_Emphasis"><text:span text:style-name="T5">esql-14-main.log<text:line-break/></text:span></text:span><text:span text:style-name="Strong_20_Emphasis"><text:span text:style-name="T6">(logs)</text:span></text:span><text:span text:style-name="Strong_20_Emphasis"><text:span text:style-name="T5"><text:line-break/></text:span></text:span></text:p>
      <text:p text:style-name="Text_20_body"><text:span text:style-name="Strong_20_Emphasis">Step 2: Connect to PostgreSQL and Load Your Extension</text:span></text:p>
      <text:p text:style-name="P2">code Bash</text:p>
      <text:section text:style-name="Sect1" text:name="cdk-accordion-child-282">
        <text:p text:style-name="Preformatted_20_Text"><text:s text:c="4"/><text:span text:style-name="Source_20_Text"># Connect to your test database</text:span></text:p>
        <text:p text:style-name="Preformatted_20_Text"><text:span text:style-name="Source_20_Text">psql -d testdb</text:span></text:p>
        <text:p text:style-name="Preformatted_20_Text"/>
        <text:p text:style-name="Preformatted_20_Text"><text:span text:style-name="Source_20_Text">-- Inside psql, run this SQL command to load your code into the server:</text:span></text:p>
        <text:p text:style-name="P3"><text:span text:style-name="Source_20_Text"><text:span text:style-name="T7">DROP</text:span></text:span><text:span text:style-name="Source_20_Text"> EXTENSION mytam;</text:span></text:p>
        <text:p text:style-name="P3"><text:span text:style-name="Source_20_Text"/></text:p>
        <text:p text:style-name="Preformatted_20_Text"><text:span text:style-name="Source_20_Text">CREATE EXTENSION mytam;</text:span></text:p>
        <text:p text:style-name="Preformatted_20_Text"/>
        <text:p text:style-name="Preformatted_20_Text"><text:soft-page-break/><text:span text:style-name="Source_20_Text">-- To check that it's loaded, you can run:</text:span></text:p>
        <text:p text:style-name="Preformatted_20_Text"><text:span text:style-name="Source_20_Text">\dx</text:span></text:p>
        <text:p text:style-name="Preformatted_20_Text"><text:span text:style-name="Source_20_Text">-- You should see 'mytam' in the list.</text:span></text:p>
        <text:p text:style-name="P1"><text:s text:c="2"/></text:p>
      </text:section>
      <text:p text:style-name="Text_20_body"><text:span text:style-name="Strong_20_Emphasis">Step 3: Test Your Storage Engine!</text:span><text:line-break/>Now you can create a table that uses all the C code you have written.</text:p>
      <text:p text:style-name="P2">code SQL</text:p>
      <text:section text:style-name="Sect1" text:name="cdk-accordion-child-283">
        <text:p text:style-name="P1"><text:span text:style-name="Source_20_Text">SELECT mytam_create_table('my_nvram_table');</text:span></text:p>
        <text:p text:style-name="Preformatted_20_Text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IN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20T13:28:31.218701900</dc:date>
    <meta:editing-duration>P1DT8H57M53S</meta:editing-duration>
    <meta:editing-cycles>16</meta:editing-cycles>
    <meta:generator>LibreOffice/7.4.7.2$Linux_X86_64 LibreOffice_project/40$Build-2</meta:generator>
    <meta:document-statistic meta:table-count="0" meta:image-count="0" meta:object-count="0" meta:page-count="2" meta:paragraph-count="34" meta:word-count="199" meta:character-count="1305" meta:non-whitespace-character-count="1099"/>
  </office:meta>
</office:document-meta>
</file>